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00000042034B3C30D7D9E9E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9374in" svg:y="-0.7874in" svg:width="8.1957in" svg:height="10.6063in" draw:z-index="0"><draw:image xlink:href="Pictures/10000201000003300000042034B3C30D7D9E9EA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0:43:41.118736934</meta:creation-date>
    <meta:print-date>2018-12-28T10:44:35.855962647</meta:print-date>
    <dc:date>2018-12-28T18:06:03.386252817</dc:date>
    <meta:editing-duration>PT7H12M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